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cf5b" officeooo:paragraph-rsid="000fcf5b"/>
    </style:style>
    <style:style style:name="P2" style:family="paragraph" style:parent-style-name="Standard">
      <style:paragraph-properties fo:text-align="center" style:justify-single-word="false"/>
      <style:text-properties officeooo:rsid="000fcf5b" officeooo:paragraph-rsid="000fcf5b"/>
    </style:style>
    <style:style style:name="P3" style:family="paragraph" style:parent-style-name="Standard">
      <style:paragraph-properties fo:text-align="start" style:justify-single-word="false"/>
      <style:text-properties officeooo:rsid="001054c3" officeooo:paragraph-rsid="0010c9cf"/>
    </style:style>
    <style:style style:name="T1" style:family="text">
      <style:text-properties officeooo:rsid="0010c9cf"/>
    </style:style>
    <style:style style:name="T2" style:family="text">
      <style:text-properties officeooo:rsid="001183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swjfwmeng Vang</text:p>
      <text:p text:style-name="P1">Professor Leary</text:p>
      <text:p text:style-name="P1">FNS 210</text:p>
      <text:p text:style-name="P1">October 3, 2019</text:p>
      <text:p text:style-name="P2">Journal Entry 3:</text:p>
      <text:p text:style-name="P2">Disney’s Pocahontas</text:p>
      <text:p text:style-name="P3"><text:tab/>I still remember watching Pocahontas as a child. I remember the colors of the wind that would come from time to time in the movie. I also remember the unforgetable Grandmother Willow. I also oddly remember Pocahontas’ figure <text:span text:style-name="T1">since I watched the movie as a child</text:span>. Till this day, I recgonize <text:span text:style-name="T1">her </text:span>tall, slim, and slightly-seductive body figure <text:span text:style-name="T1">on successful modles, actresses, and other “beautiful” women in society. After rewatching Pocahontas as a 21 year old college student, I’ve felt uncomfortable about how Pocahontas was portrayed in the film through the visual and idealist aspects. When I watched the film, I picked up an unsettling, subtle sexual tone. Throughout the film, I observed her movements and the way she feels certain objects. For an example, there are multiple close-up shots of Pocahantas and the wind caressing her neck, hair, and face. Another example would be the literal and </text:span></text:p>
      <text:p text:style-name="P3"/>
      <text:p text:style-name="P3"/>
      <text:p text:style-name="P3"><text:tab/><text:span text:style-name="T2">In class, we discussed that Disney’s goal isn’t to be historically accurate, but rather to be entertaining instead. They make stories for their customers to binge consume over and over again. Also, in class we brought up the young-female demographic that Disney wants to sell to. With that said, it brings up some redflags about the content that is being fed to these young-females, especially if the content is relative to historical ev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2:57:34.048533677</meta:creation-date>
    <dc:date>2019-10-03T14:00:20.121988364</dc:date>
    <meta:editing-duration>PT4M25S</meta:editing-duration>
    <meta:editing-cycles>1</meta:editing-cycles>
    <meta:document-statistic meta:table-count="0" meta:image-count="0" meta:object-count="0" meta:page-count="1" meta:paragraph-count="8" meta:word-count="235" meta:character-count="1430" meta:non-whitespace-character-count="1200"/>
    <meta:generator>LibreOffice/6.2.6.2$Linux_X86_64 LibreOffice_project/20$Build-2</meta:generator>
  </office:meta>
</office:document-meta>
</file>